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88999"/>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88999" officeooo:paragraph-rsid="00188999"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88999" officeooo:paragraph-rsid="00188999"/>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88999" officeooo:paragraph-rsid="00188999"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88999"/>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88999"/>
    </style:style>
    <style:style style:name="T5" style:family="text">
      <style:text-properties style:text-position="sub 58%"/>
    </style:style>
    <style:style style:name="T6" style:family="text">
      <style:text-properties style:text-position="0% 10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8.09 Javadoc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Tests the CO2FootprintV1 Class</text:p>
        <text:p text:style-name="P9"><text:s/>*</text:p>
        <text:p text:style-name="P9"><text:s/>* @author Josiah Kowalski</text:p>
        <text:p text:style-name="P9"><text:s/>* @version 1/6/20</text:p>
        <text:p text:style-name="P9"><text:s/>*/</text:p>
        <text:p text:style-name="P9">public class CO2FootprintV1Tester </text:p>
        <text:p text:style-name="P9"/>
        <text:p text:style-name="P9"><text:tab/>public static void main(String[] args) </text:p>
        <text:p text:style-name="P9"/>
        <text:p text:style-name="P9"><text:tab/><text:tab/>// local variables and objects</text:p>
        <text:p text:style-name="P9"><text:tab/><text:tab/>double gals = 800.0</text:p>
        <text:p text:style-name="P9"><text:tab/><text:tab/>CO2FootprintV1 emissions = new CO2FootprintV1(gals)</text:p>
        <text:p text:style-name="P9"/>
        <text:p text:style-name="P9"><text:tab/><text:tab/>// calculate values</text:p>
        <text:p text:style-name="P9"><text:tab/><text:tab/>emissions.calcTonsCO2()</text:p>
        <text:p text:style-name="P9"><text:tab/><text:tab/>emissions.convertTonsToPoundsCO2()</text:p>
        <text:p text:style-name="P9"/>
        <text:p text:style-name="P9"><text:tab/><text:tab/>// print results</text:p>
        <text:p text:style-name="P9"><text:tab/><text:tab/>System.out.printf("%32s%n", "CO2 Emissions")</text:p>
        <text:p text:style-name="P9"><text:tab/><text:tab/>System.out.printf("%16s%17s%16s%n", "Gallons of Gas", "Pounds from Gas", "Tons from Gas")</text:p>
        <text:p text:style-name="P9"><text:soft-page-break/><text:tab/><text:tab/>System.out.println("**************************************************")</text:p>
        <text:p text:style-name="P9"><text:tab/><text:tab/>System.out.printf("%12.1f%18.2f%16.3f%n", gals, emissions.getPoundsCO2(), emissions.getTonsCO2())</text:p>
        <text:p text:style-name="P9"><text:tab/></text:p>
        <text:p text:style-name="P9"/>
        <text:p text:style-name="P9"/>
        <text:p text:style-name="P9">/**</text:p>
        <text:p text:style-name="P9"><text:s/>* Calculates the amount of carbon dioxide emitted for each gallon of gas consumed</text:p>
        <text:p text:style-name="P9"><text:s/>*</text:p>
        <text:p text:style-name="P9"><text:s/>* @author Josiah Kowalski</text:p>
        <text:p text:style-name="P9"><text:s/>* @version 1/6/20</text:p>
        <text:p text:style-name="P9"><text:s/>*/</text:p>
        <text:p text:style-name="P9">class CO2FootprintV1 </text:p>
        <text:p text:style-name="P9"/>
        <text:p text:style-name="P9"><text:tab/>// private instance variables</text:p>
        <text:p text:style-name="P9"><text:tab/>private double gals</text:p>
        <text:p text:style-name="P9"><text:tab/>private double tonsCO2</text:p>
        <text:p text:style-name="P9"><text:tab/>private double poundsCO2</text:p>
        <text:p text:style-name="P9"/>
        <text:p text:style-name="P9"><text:tab/>/**</text:p>
        <text:p text:style-name="P9"><text:tab/> * Constructor for objects of type CO2FootprintV1.</text:p>
        <text:p text:style-name="P9"><text:tab/> * @param gals amount of gallons used</text:p>
        <text:p text:style-name="P9"><text:tab/> */</text:p>
        <text:p text:style-name="P9"><text:tab/>CO2FootprintV1(double gals) </text:p>
        <text:p text:style-name="P9"><text:tab/><text:tab/>this.gals = gals</text:p>
        <text:p text:style-name="P9"><text:tab/><text:tab/>this.tonsCO2 = 0.0</text:p>
        <text:p text:style-name="P9"><text:soft-page-break/><text:tab/><text:tab/>this.poundsCO2 = 0.0</text:p>
        <text:p text:style-name="P9"><text:tab/></text:p>
        <text:p text:style-name="P9"/>
        <text:p text:style-name="P9"><text:tab/>/**</text:p>
        <text:p text:style-name="P9"><text:tab/> * Mutator method to calculate how many tons of CO2 are emitted for the gallons of gas used.</text:p>
        <text:p text:style-name="P9"><text:tab/> */</text:p>
        <text:p text:style-name="P9"><text:tab/>public void calcTonsCO2() </text:p>
        <text:p text:style-name="P9"><text:tab/><text:tab/>this.tonsCO2 = .00878 * this.gals</text:p>
        <text:p text:style-name="P9"><text:tab/></text:p>
        <text:p text:style-name="P9"/>
        <text:p text:style-name="P9"><text:tab/>/**</text:p>
        <text:p text:style-name="P9"><text:tab/> * Mutator method to convert tons to pounds of CO2.</text:p>
        <text:p text:style-name="P9"><text:tab/> */</text:p>
        <text:p text:style-name="P9"><text:tab/>public void convertTonsToPoundsCO2() </text:p>
        <text:p text:style-name="P9"><text:tab/><text:tab/>this.poundsCO2 = 2000 * this.tonsCO2</text:p>
        <text:p text:style-name="P9"><text:tab/></text:p>
        <text:p text:style-name="P9"/>
        <text:p text:style-name="P9"><text:tab/>/**</text:p>
        <text:p text:style-name="P9"><text:tab/> * Getter method to return the value of tons of CO2.</text:p>
        <text:p text:style-name="P9"><text:tab/> * @return tons of CO2</text:p>
        <text:p text:style-name="P9"><text:tab/> */</text:p>
        <text:p text:style-name="P9"><text:tab/>public double getTonsCO2() </text:p>
        <text:p text:style-name="P9"><text:tab/><text:tab/>return this.tonsCO2</text:p>
        <text:p text:style-name="P9"><text:tab/></text:p>
        <text:p text:style-name="P9"/>
        <text:p text:style-name="P9"><text:soft-page-break/><text:tab/>/**</text:p>
        <text:p text:style-name="P9"><text:tab/> * Getter method to return value of pounds of CO2.</text:p>
        <text:p text:style-name="P9"><text:tab/> * @return pounds of CO2</text:p>
        <text:p text:style-name="P9"><text:tab/> */</text:p>
        <text:p text:style-name="P9"><text:tab/>public double getPoundsCO2() </text:p>
        <text:p text:style-name="P9"><text:tab/><text:tab/>return this.poundsCO2</text:p>
        <text:p text:style-name="P9"><text:tab/></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Tests the CO2FootprintV1 Class</text:p>
        <text:p text:style-name="P3"><text:s/>*</text:p>
        <text:p text:style-name="P3"><text:s/>* @author Josiah Kowalski</text:p>
        <text:p text:style-name="P3"><text:s/>* @version 1/6/20</text:p>
        <text:p text:style-name="P3"><text:s/>*/</text:p>
        <text:p text:style-name="P3">public class CO2FootprintV1Tester {</text:p>
        <text:p text:style-name="P3"/>
        <text:p text:style-name="P3"><text:tab/>public static void main(String[] args) {</text:p>
        <text:p text:style-name="P3"/>
        <text:p text:style-name="P3"><text:tab/><text:tab/>// local variables and objects</text:p>
        <text:p text:style-name="P3"><text:tab/><text:tab/>double gals = 800.0;</text:p>
        <text:p text:style-name="P3"><text:tab/><text:tab/>CO2FootprintV1 emissions = new CO2FootprintV1(gals);</text:p>
        <text:p text:style-name="P3"/>
        <text:p text:style-name="P3"><text:tab/><text:tab/>// calculate values</text:p>
        <text:p text:style-name="P3"><text:tab/><text:tab/>emissions.calcTonsCO2();</text:p>
        <text:p text:style-name="P3"><text:tab/><text:tab/>emissions.convertTonsToPoundsCO2();</text:p>
        <text:p text:style-name="P3"><text:soft-page-break/></text:p>
        <text:p text:style-name="P3"><text:tab/><text:tab/>// print results</text:p>
        <text:p text:style-name="P3"><text:tab/><text:tab/>System.out.printf("%32s%n", "CO2 Emissions");</text:p>
        <text:p text:style-name="P3"><text:tab/><text:tab/>System.out.printf("%16s%17s%16s%n", "Gallons of Gas", "Pounds from Gas", "Tons from Gas");</text:p>
        <text:p text:style-name="P3"><text:tab/><text:tab/>System.out.println("**************************************************");</text:p>
        <text:p text:style-name="P3"><text:tab/><text:tab/>System.out.printf("%12.1f%18.2f%16.3f%n", gals, emissions.getPoundsCO2(), emissions.getTonsCO2());</text:p>
        <text:p text:style-name="P3"><text:tab/>}</text:p>
        <text:p text:style-name="P3">}</text:p>
        <text:p text:style-name="P3"/>
        <text:p text:style-name="P3"/>
        <text:p text:style-name="P3">/**</text:p>
        <text:p text:style-name="P3"><text:s/>* Calculates the amount of carbon dioxide emitted for each gallon of gas consumed</text:p>
        <text:p text:style-name="P3"><text:s/>*</text:p>
        <text:p text:style-name="P3"><text:s/>* @author Josiah Kowalski</text:p>
        <text:p text:style-name="P3"><text:s/>* @version 1/6/20</text:p>
        <text:p text:style-name="P3"><text:s/>*/</text:p>
        <text:p text:style-name="P3">class CO2FootprintV1 {</text:p>
        <text:p text:style-name="P3"/>
        <text:p text:style-name="P3"><text:tab/>// private instance variables</text:p>
        <text:p text:style-name="P3"><text:tab/>private double gals;</text:p>
        <text:p text:style-name="P3"><text:tab/>private double tonsCO2;</text:p>
        <text:p text:style-name="P3"><text:tab/>private double poundsCO2;</text:p>
        <text:p text:style-name="P3"/>
        <text:p text:style-name="P3"><text:tab/>/**</text:p>
        <text:p text:style-name="P3"><text:tab/> * Constructor for objects of type CO2FootprintV1.</text:p>
        <text:p text:style-name="P3"><text:tab/> * @param gals amount of gallons used</text:p>
        <text:p text:style-name="P3"><text:tab/> */</text:p>
        <text:p text:style-name="P3"><text:tab/>CO2FootprintV1(double gals) {</text:p>
        <text:p text:style-name="P3"><text:tab/><text:tab/>this.gals = gals;</text:p>
        <text:p text:style-name="P3"><text:tab/><text:tab/>this.tonsCO2 = 0.0;</text:p>
        <text:p text:style-name="P3"><text:tab/><text:tab/>this.poundsCO2 = 0.0;</text:p>
        <text:p text:style-name="P3"><text:tab/>}</text:p>
        <text:p text:style-name="P3"/>
        <text:p text:style-name="P3"><text:tab/>/**</text:p>
        <text:p text:style-name="P3"><text:soft-page-break/><text:tab/> * Mutator method to calculate how many tons of CO2 are emitted for the gallons of gas used.</text:p>
        <text:p text:style-name="P3"><text:tab/> */</text:p>
        <text:p text:style-name="P3"><text:tab/>public void calcTonsCO2() {</text:p>
        <text:p text:style-name="P3"><text:tab/><text:tab/>this.tonsCO2 = .00878 * this.gals;</text:p>
        <text:p text:style-name="P3"><text:tab/>}</text:p>
        <text:p text:style-name="P3"/>
        <text:p text:style-name="P3"><text:tab/>/**</text:p>
        <text:p text:style-name="P3"><text:tab/> * Mutator method to convert tons to pounds of CO2.</text:p>
        <text:p text:style-name="P3"><text:tab/> */</text:p>
        <text:p text:style-name="P3"><text:tab/>public void convertTonsToPoundsCO2() {</text:p>
        <text:p text:style-name="P3"><text:tab/><text:tab/>this.poundsCO2 = 2000 * this.tonsCO2;</text:p>
        <text:p text:style-name="P3"><text:tab/>}</text:p>
        <text:p text:style-name="P3"/>
        <text:p text:style-name="P3"><text:tab/>/**</text:p>
        <text:p text:style-name="P3"><text:tab/> * Getter method to return the value of tons of CO2.</text:p>
        <text:p text:style-name="P3"><text:tab/> * @return tons of CO2</text:p>
        <text:p text:style-name="P3"><text:tab/> */</text:p>
        <text:p text:style-name="P3"><text:tab/>public double getTonsCO2() {</text:p>
        <text:p text:style-name="P3"><text:tab/><text:tab/>return this.tonsCO2;</text:p>
        <text:p text:style-name="P3"><text:tab/>}</text:p>
        <text:p text:style-name="P3"/>
        <text:p text:style-name="P3"><text:tab/>/**</text:p>
        <text:p text:style-name="P3"><text:tab/> * Getter method to return value of pounds of CO2.</text:p>
        <text:p text:style-name="P3"><text:tab/> * @return pounds of CO2</text:p>
        <text:p text:style-name="P3"><text:tab/> */</text:p>
        <text:p text:style-name="P3"><text:tab/>public double getPoundsCO2() {</text:p>
        <text:p text:style-name="P3"><text:tab/><text:tab/>return this.poundsCO2;</text:p>
        <text:p text:style-name="P3"><text:tab/>}</text:p>
        <text:p text:style-name="P3">}</text:p>
        <text:p text:style-name="P3"/>
        <text:p text:style-name="P3"/>
        <text:p text:style-name="P3"/>
        <text:p text:style-name="P3"/>
        <text:p text:style-name="P3"/>
        <text:p text:style-name="P3"/>
        <text:p text:style-name="P3"/>
        <text:p text:style-name="P6"><text:soft-page-break/><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calculate the amount of CO<text:span text:style-name="T5">2 </text:span><text:span text:style-name="T6">emissions from a certain amount of gallons</text:span></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d as an emission calculator</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getting the formatting of the javadocs right but after looking at the examples I understood.</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be able to use javadocs.</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6T10:53:14.044440143</dc:date>
    <meta:editing-cycles>9</meta:editing-cycles>
    <meta:editing-duration>PT8M21S</meta:editing-duration>
    <meta:document-statistic meta:table-count="1" meta:image-count="0" meta:object-count="0" meta:page-count="7" meta:paragraph-count="153" meta:word-count="684" meta:character-count="4703" meta:non-whitespace-character-count="3940"/>
    <meta:generator>LibreOffice/5.2.7.2$Linux_AARCH64 LibreOffice_project/20m0$Build-2</meta:generator>
    <meta:user-defined meta:name="Company">FLVS</meta:user-defined>
    <meta:user-defined meta:name="Operator">JOSIAH KOWALSKI</meta:user-defined>
  </office:meta>
</office:document-meta>
</file>